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微软雅黑1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ff450" officeooo:paragraph-rsid="000ff450" style:font-name-asian="微软雅黑1" style:font-size-asian="16pt" style:font-size-complex="16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0ff450" officeooo:paragraph-rsid="000ff450" style:font-name-asian="微软雅黑1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关于网站构建的说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微软雅黑1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font-name-complex="F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2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style:font-name="Calibri" fo:font-family="Calibri" style:font-family-generic="roman" style:font-pitch="variable" fo:font-size="9pt" style:letter-kerning="true" style:font-name-asian="宋体" style:font-family-asian="宋体" style:font-family-generic-asian="system" style:font-pitch-asian="variable" style:font-size-asian="9pt" style:font-name-complex="F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4cm" fo:margin-bottom="2.24cm" fo:margin-left="2.281cm" fo:margin-right="2.281cm" style:writing-mode="lr-tb" style:layout-grid-color="#c0c0c0" style:layout-grid-lines="45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12</meta:editing-cycles>
    <meta:creation-date>2014-10-29T12:08:00</meta:creation-date>
    <dc:date>2016-09-04T21:27:48.195787813</dc:date>
    <meta:editing-duration>PT3H9M10S</meta:editing-duration>
    <meta:generator>LibreOffice/5.1.4.2$Linux_X86_64 LibreOffice_project/10m0$Build-2</meta:generator>
    <meta:document-statistic meta:table-count="0" meta:image-count="0" meta:object-count="0" meta:page-count="1" meta:paragraph-count="1" meta:word-count="9" meta:character-count="9" meta:non-whitespace-character-count="9"/>
    <meta:user-defined meta:name="AppVersion">14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0.1.0.58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